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A0000415400001E7F61BB0BB2.svm"/>
  <manifest:file-entry manifest:media-type="" manifest:full-path="Pictures/2000000A000040800000200C032DBBBB.svm"/>
  <manifest:file-entry manifest:media-type="" manifest:full-path="Pictures/2000000A0000577200000DA7FC2E8FF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 style:master-page-name="Standard">
      <style:paragraph-properties fo:text-align="end" style:justify-single-word="false" style:page-number="auto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successive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te Ashby</text:p>
      <text:p text:style-name="P2">A0138389</text:p>
      <text:p text:style-name="P2">Homework 2</text:p>
      <text:p text:style-name="Standard"/>
      <text:list xml:id="list9038427883985106771" text:style-name="L1">
        <text:list-item>
          <text:p text:style-name="P1">Translate the following 32 bit binary number to decimal ( show how you would do that and yes you can use a calculator )</text:p>
        </text:list-item>
      </text:list>
      <text:p text:style-name="Standard"><text:tab/>0000 0000 0000 0000 0000 0000 1010 1010 </text:p>
      <text:p text:style-name="Standard"><text:tab/>2+8+32+128 = 170</text:p>
      <text:p text:style-name="Standard"><text:tab/>Negate the number and write it in twos compliment </text:p>
      <text:p text:style-name="Standard"><text:tab/>1111 1111 1111 1111 1111 1111 0101 0110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width="6.9272in" svg:height="1.0799in" draw:z-index="0"><draw:image xlink:href="Pictures/2000000A0000577200000DA7FC2E8FF9.svm" xlink:type="simple" xlink:show="embed" xlink:actuate="onLoad"/></draw:frame><text:tab/>lw $t0, $s3($s6) #A[i]</text:p>
      <text:p text:style-name="Standard"><text:tab/>lw $t1, $s4($s6) #A[j]</text:p>
      <text:p text:style-name="Standard"><text:tab/>add $t2, $t0, $t1</text:p>
      <text:p text:style-name="Standard"><text:tab/>sw $t2, 32($s7)</text:p>
      <text:p text:style-name="Standard"/>
      <text:p text:style-name="Standard"/>
      <text:p text:style-name="Standard"><draw:frame draw:style-name="fr1" draw:name="graphics2" text:anchor-type="paragraph" svg:width="6.5008in" svg:height="3.2299in" draw:z-index="1"><draw:image xlink:href="Pictures/2000000A000040800000200C032DBBBB.svm" xlink:type="simple" xlink:show="embed" xlink:actuate="onLoad"/></draw:frame><text:tab/>2.12.1</text:p>
      <text:p text:style-name="Standard"><text:tab/>Whatever was left there before</text:p>
      <text:p text:style-name="Standard"/>
      <text:p text:style-name="Standard"/>
      <text:p text:style-name="Standard"><text:soft-page-break/><text:tab/>2.12.2</text:p>
      <text:p text:style-name="Standard"><text:tab/>No, there has been an overflow.</text:p>
      <text:p text:style-name="Standard"/>
      <text:p text:style-name="Standard"><text:tab/>2.12.3</text:p>
      <text:p text:style-name="Standard"><text:tab/>0xB0000000</text:p>
      <text:p text:style-name="Standard"/>
      <text:p text:style-name="Standard"><text:tab/>2.12.4</text:p>
      <text:p text:style-name="Standard"><text:tab/>The result is negative, if $s0 or $s1 are unsigned values the result is undesired. If they are signed values, it is correct. No overflow has trapped.</text:p>
      <text:p text:style-name="Standard"/>
      <text:p text:style-name="Standard"><text:tab/>2.12.5</text:p>
      <text:p text:style-name="Standard"><text:tab/>Whatever was left there before</text:p>
      <text:p text:style-name="Standard"/>
      <text:p text:style-name="Standard"><text:tab/>2.12.6</text:p>
      <text:p text:style-name="Standard"><text:tab/>No, the first line threw an overflow.</text:p>
      <text:p text:style-name="Standard"/>
      <text:p text:style-name="Standard"><text:tab/></text:p>
      <text:p text:style-name="Standard"/>
      <text:p text:style-name="Standard"/>
      <text:p text:style-name="Standard"/>
      <text:p text:style-name="Standard"><draw:frame draw:style-name="fr1" draw:name="graphics3" text:anchor-type="paragraph" svg:width="6.5839in" svg:height="3.0728in" draw:z-index="2"><draw:image xlink:href="Pictures/2000000A0000415400001E7F61BB0BB2.svm" xlink:type="simple" xlink:show="embed" xlink:actuate="onLoad"/></draw:frame></text:p>
      <text:p text:style-name="Standard"/>
      <text:p text:style-name="Standard"><text:tab/>2.19.1</text:p>
      <text:p text:style-name="Standard"><text:tab/>The code will not assemble, therefore $t2 doesn't exist.</text:p>
      <text:p text:style-name="Standard"><text:tab/></text:p>
      <text:p text:style-name="Standard"><text:tab/>2.19.2</text:p>
      <text:p text:style-name="Standard"><text:tab/>0xAAAAAAA0</text:p>
      <text:p text:style-name="Standard"><text:tab/></text:p>
      <text:p text:style-name="Standard"><text:tab/>2.19.3</text:p>
      <text:p text:style-name="Standard"><text:tab/>0x00005545</text:p>
      <text:p text:style-name="Standard"/>
      <text:p text:style-name="Standard"/>
      <text:p text:style-name="Standard"><text:soft-page-break/></text:p>
      <text:p text:style-name="Standard"><text:s/>book 2.23</text:p>
      <text:p text:style-name="Standard">Assume $t0 hold the value 0x00101000 what is the value of $t2 after the following instructions?</text:p>
      <text:p text:style-name="Standard"><text:tab/></text:p>
      <text:p text:style-name="Standard"><text:tab/><text:tab/>slt<text:tab/>$t2, <text:s/>$0, <text:s/>$t0</text:p>
      <text:p text:style-name="Standard"><text:tab/><text:tab/>bne<text:tab/>$t2, <text:s/>$0, <text:s/>ELSE</text:p>
      <text:p text:style-name="Standard"><text:tab/><text:tab/>j<text:tab/>DONE</text:p>
      <text:p text:style-name="Standard">ELSE: <text:tab/><text:tab/>addi <text:s text:c="4"/>$t2, <text:s text:c="2"/>$t2, <text:s/>2</text:p>
      <text:p text:style-name="Standard">DONE:</text:p>
      <text:p text:style-name="Standard"/>
      <text:p text:style-name="Standard"><text:tab/>Answer:</text:p>
      <text:p text:style-name="Standard"><text:tab/><text:tab/>0x0000000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chael  Willis</meta:initial-creator>
    <meta:creation-date>2016-02-03T21:10:08</meta:creation-date>
    <dc:date>2016-02-09T14:28:50.55</dc:date>
    <meta:editing-cycles>3</meta:editing-cycles>
    <meta:editing-duration>PT1H1M17S</meta:editing-duration>
    <meta:generator>OpenOffice/4.1.2$Win32 OpenOffice.org_project/412m3$Build-9782</meta:generator>
    <meta:document-statistic meta:table-count="0" meta:image-count="3" meta:object-count="0" meta:page-count="3" meta:paragraph-count="43" meta:word-count="180" meta:character-count="1027"/>
  </office:meta>
</office:document-meta>
</file>